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2efa9" officeooo:paragraph-rsid="0012ef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 (loading) {</text:p>
      <text:p text:style-name="Standard"><text:s text:c="4"/>return &lt;Loader /&gt;;</text:p>
      <text:p text:style-name="Standard"><text:s text:c="2"/>}</text:p>
      <text:p text:style-name="Standard"/>
      <text:p text:style-name="Standard"><text:s text:c="2"/>if (data.me) {</text:p>
      <text:p text:style-name="Standard"><text:s text:c="4"/>return (</text:p>
      <text:p text:style-name="Standard"><text:s text:c="6"/>&lt;Header&gt;</text:p>
      <text:p text:style-name="Standard"><text:s text:c="8"/>&lt;HeaderWrapper&gt;</text:p>
      <text:p text:style-name="Standard"><text:s text:c="10"/>&lt;HeaderColumn&gt;</text:p>
      <text:p text:style-name="Standard"><text:s text:c="12"/>&lt;Link to="/"&gt;청양군 포상록&lt;/Link&gt;</text:p>
      <text:p text:style-name="Standard"><text:s text:c="10"/>&lt;/HeaderColumn&gt;</text:p>
      <text:p text:style-name="Standard"><text:s text:c="10"/>&lt;HeaderColumn&gt;</text:p>
      <text:p text:style-name="Standard"><text:s text:c="12"/>&lt;form onSubmit={onSearchSubmit}&gt;</text:p>
      <text:p text:style-name="Standard"><text:s text:c="14"/>&lt;SearchInput</text:p>
      <text:p text:style-name="Standard"><text:s text:c="16"/>value={search.value}</text:p>
      <text:p text:style-name="Standard"><text:s text:c="16"/>onChange={search.onChange}</text:p>
      <text:p text:style-name="Standard"><text:s text:c="16"/>placeholder="검 색"</text:p>
      <text:p text:style-name="Standard"><text:s text:c="14"/>/&gt;</text:p>
      <text:p text:style-name="Standard"><text:s text:c="12"/>&lt;/form&gt;</text:p>
      <text:p text:style-name="Standard"><text:s text:c="10"/>&lt;/HeaderColumn&gt;</text:p>
      <text:p text:style-name="Standard"><text:s text:c="10"/>&lt;HeaderColumn&gt;</text:p>
      <text:p text:style-name="Standard"><text:s text:c="12"/>&lt;UserName&gt;{data.me.userName} 님&lt;/UserName&gt;</text:p>
      <text:p text:style-name="Standard"><text:s text:c="12"/>&lt;HeaderLink to="/Auth"&gt;포상록 작성&lt;/HeaderLink&gt;</text:p>
      <text:p text:style-name="Standard"><text:s text:c="12"/>&lt;HeaderLink onClick={logOut}&gt;로그아웃&lt;/HeaderLink&gt;</text:p>
      <text:p text:style-name="Standard"><text:s text:c="10"/>&lt;/HeaderColumn&gt;</text:p>
      <text:p text:style-name="Standard"><text:s text:c="8"/>&lt;/HeaderWrapper&gt;</text:p>
      <text:p text:style-name="Standard"><text:s text:c="6"/>&lt;/Header&gt;</text:p>
      <text:p text:style-name="Standard"><text:s text:c="4"/>);</text:p>
      <text:p text:style-name="Standard"><text:s text:c="2"/>}</text:p>
      <text:p text:style-name="Standard"/>
      <text:p text:style-name="Standard"><text:s text:c="2"/>if (!data.me) {</text:p>
      <text:p text:style-name="Standard"><text:s text:c="4"/>return (</text:p>
      <text:p text:style-name="Standard"><text:s text:c="6"/>&lt;HeaderWrapper&gt;</text:p>
      <text:p text:style-name="Standard"><text:s text:c="8"/>&lt;ErrorView text={"비정상적인 접근입니다"} /&gt;</text:p>
      <text:p text:style-name="Standard"><text:s text:c="6"/>&lt;/HeaderWrapper&gt;</text:p>
      <text:p text:style-name="Standard"><text:s text:c="4"/>);</text:p>
      <text:p text:style-name="Standard"><text:s text:c="2"/>}</text:p>
      <text:p text:style-name="Standard">};</text:p>
      <text:p text:style-name="Standard"/>
      <text:p text:style-name="P1">-------------</text:p>
      <text:p text:style-name="P1">export default withRouter(({ history }) =&gt; {</text:p>
      <text:p text:style-name="P1"><text:s text:c="2"/>const search = useInput("");</text:p>
      <text:p text:style-name="P1"><text:s text:c="2"/>const onSearchSubmit = e =&gt; {</text:p>
      <text:p text:style-name="P1"><text:s text:c="4"/>e.preventDefault();</text:p>
      <text:p text:style-name="P1"><text:s text:c="4"/>history.push(`/search?term=${search.value}`); //모든 검색(search)로 간다. 여기서 로그인됐으면 모든 검색/로그아웃이면 일반검색?</text:p>
      <text:p text:style-name="P1"><text:s text:c="2"/>};</text:p>
      <text:p text:style-name="P1"><text:soft-page-break/><text:s text:c="2"/>const logOut = useMutation(LOG_OUT);</text:p>
      <text:p text:style-name="P1"><text:s text:c="2"/>const { data } = useQuery(ME);</text:p>
      <text:p text:style-name="P1"><text:s text:c="2"/>return (</text:p>
      <text:p text:style-name="P1"><text:s text:c="4"/>&lt;Header&gt;</text:p>
      <text:p text:style-name="P1"><text:s text:c="6"/>{data.me ? (</text:p>
      <text:p text:style-name="P1"><text:s text:c="8"/>&lt;HeaderWrapper&gt;</text:p>
      <text:p text:style-name="P1"><text:s text:c="10"/>&lt;HeaderColumn&gt;</text:p>
      <text:p text:style-name="P1"><text:s text:c="12"/>&lt;Link to="/"&gt;청양군 포상록&lt;/Link&gt;</text:p>
      <text:p text:style-name="P1"><text:s text:c="10"/>&lt;/HeaderColumn&gt;</text:p>
      <text:p text:style-name="P1"><text:s text:c="10"/>&lt;HeaderColumn&gt;</text:p>
      <text:p text:style-name="P1"><text:s text:c="12"/>&lt;form onSubmit={onSearchSubmit}&gt;</text:p>
      <text:p text:style-name="P1"><text:s text:c="14"/>&lt;SearchInput</text:p>
      <text:p text:style-name="P1"><text:s text:c="16"/>value={search.value}</text:p>
      <text:p text:style-name="P1"><text:s text:c="16"/>onChange={search.onChange}</text:p>
      <text:p text:style-name="P1"><text:s text:c="16"/>placeholder="검 색"</text:p>
      <text:p text:style-name="P1"><text:s text:c="14"/>/&gt;</text:p>
      <text:p text:style-name="P1"><text:s text:c="12"/>&lt;/form&gt;</text:p>
      <text:p text:style-name="P1"><text:s text:c="10"/>&lt;/HeaderColumn&gt;</text:p>
      <text:p text:style-name="P1"><text:s text:c="10"/>&lt;HeaderColumn&gt;</text:p>
      <text:p text:style-name="P1"><text:s text:c="12"/>&lt;UserName&gt;{data.me.userName} 님&lt;/UserName&gt;</text:p>
      <text:p text:style-name="P1"><text:s text:c="12"/>&lt;HeaderLink to="/Auth"&gt;포상록 작성&lt;/HeaderLink&gt;</text:p>
      <text:p text:style-name="P1"><text:s text:c="12"/>&lt;HeaderLink onClick={logOut}&gt;로그아웃&lt;/HeaderLink&gt;</text:p>
      <text:p text:style-name="P1"><text:s text:c="10"/>&lt;/HeaderColumn&gt;</text:p>
      <text:p text:style-name="P1"><text:s text:c="8"/>&lt;/HeaderWrapper&gt;</text:p>
      <text:p text:style-name="P1"><text:s text:c="6"/>) : (</text:p>
      <text:p text:style-name="P1"><text:s text:c="8"/>"Error"</text:p>
      <text:p text:style-name="P1"><text:s text:c="8"/>&lt;ErrorView text={"비정상적인 접근입니다"}&gt; &lt;/ErrorView&gt;</text:p>
      <text:p text:style-name="P1"><text:s text:c="6"/>)}</text:p>
      <text:p text:style-name="P1"><text:s text:c="4"/>&lt;/Header&gt;</text:p>
      <text:p text:style-name="P1"><text:s text:c="2"/>);</text:p>
      <text:p text:style-name="P1">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한 강</meta:initial-creator>
    <meta:creation-date>2019-07-13T06:28:27.952077816</meta:creation-date>
    <dc:date>2019-07-13T17:32:46.213360255</dc:date>
    <dc:creator>한 강</dc:creator>
    <meta:editing-duration>PT3H16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226" meta:character-count="1936" meta:non-whitespace-character-count="1295"/>
  </office:meta>
</office:document-meta>
</file>